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4516in" svg:y="0.4157in">
            <draw:object draw:notify-on-update-of-ranges="Sheet1.C5:Sheet1.C5 Sheet1.C6:Sheet1.C12 Sheet1.D5:Sheet1.D5 Sheet1.D6:Sheet1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# of Users (1 Proc./User)</text:p>
          </table:table-cell>
          <table:table-cell office:value-type="string">
            <text:p>Elapsed Time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.702">
            <text:p>0.70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.44">
            <text:p>2.44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9.47">
            <text:p>9.47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43.01">
            <text:p>43.01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164.102">
            <text:p>164.102</text:p>
          </table:table-cell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745.624">
            <text:p>745.624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688.453">
            <text:p>1688.453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table:formula="of:=28*60+8.453" office:value-type="float" office:value="1688.453">
            <text:p>1688.45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7T16:10:55</meta:creation-date>
    <dc:date>2013-03-27T16:42:49</dc:date>
    <meta:editing-duration>PT24M25S</meta:editing-duration>
    <meta:editing-cycles>3</meta:editing-cycles>
    <meta:generator>LibreOffice/3.6$Linux_X86_64 LibreOffice_project/360m1$Build-2</meta:generator>
    <meta:document-statistic meta:table-count="1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 chart:regression-type="powe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width="0.102cm" svg:stroke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99cm" svg:y="0.316cm" chart:style-name="ch2">
          <text:p>Elapsed Time vs. # of Users</text:p>
        </chart:title>
        <chart:subtitle svg:x="6.104cm" svg:y="1.275cm" chart:style-name="ch3">
          <text:p>(1 Process per User)</text:p>
        </chart:subtitle>
        <chart:legend chart:legend-position="end" svg:x="11.269cm" svg:y="3.952cm" style:legend-expansion="high" chart:style-name="ch4"/>
        <chart:plot-area chart:style-name="ch5" table:cell-range-address="Sheet1.C5:Sheet1.D12" chart:data-source-has-labels="row" svg:x="1.331cm" svg:y="2.318cm" svg:width="9.298cm" svg:height="5.521cm">
          <chartooo:coordinate-region svg:x="2.323cm" svg:y="2.517cm" svg:width="8.026cm" svg:height="4.675cm"/>
          <chart:axis chart:dimension="x" chart:name="primary-x" chart:style-name="ch6">
            <chart:title svg:x="4.706cm" svg:y="8.019cm" chart:style-name="ch7">
              <text:p>Elapsed Time (s)</text:p>
            </chart:title>
          </chart:axis>
          <chart:axis chart:dimension="y" chart:name="primary-y" chart:style-name="ch6">
            <chart:title svg:x="0.451cm" svg:y="6.352cm" chart:style-name="ch8">
              <text:p>Number of Users</text:p>
            </chart:title>
            <chart:grid chart:style-name="ch9" chart:class="major"/>
          </chart:axis>
          <chart:series chart:style-name="ch10" chart:values-cell-range-address="Sheet1.D6:Sheet1.D12" chart:label-cell-address="Sheet1.D5:Sheet1.D5" chart:class="chart:scatter">
            <chart:domain table:cell-range-address="Sheet1.C6:Sheet1.C12"/>
            <chart:regression-curve chart:style-name="ch11">
              <chart:equation svg:x="2.33cm" svg:y="2.436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lapsed Time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6:Sheet1.C12</svg:desc>
                </draw:g>
              </table:table-cell>
              <table:table-cell office:value-type="float" office:value="0.702">
                <text:p>0.702</text:p>
                <draw:g>
                  <svg:desc>Sheet1.D6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3.01">
                <text:p>43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64.102">
                <text:p>164.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745.624">
                <text:p>745.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688.453">
                <text:p>1688.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